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b3bd" officeooo:paragraph-rsid="001db3bd" style:font-weight-asian="bold" style:font-weight-complex="bold"/>
    </style:style>
    <style:style style:name="P2" style:family="paragraph" style:parent-style-name="Standard">
      <style:text-properties fo:font-weight="bold" officeooo:rsid="001db3bd" officeooo:paragraph-rsid="00207cb2" style:font-weight-asian="bold" style:font-weight-complex="bold"/>
    </style:style>
    <style:style style:name="P3" style:family="paragraph" style:parent-style-name="Standard">
      <style:text-properties fo:font-weight="bold" officeooo:rsid="001db3bd" officeooo:paragraph-rsid="0021272a" style:font-weight-asian="bold" style:font-weight-complex="bold"/>
    </style:style>
    <style:style style:name="P4" style:family="paragraph" style:parent-style-name="Standard">
      <style:text-properties fo:font-weight="bold" officeooo:rsid="00204521" officeooo:paragraph-rsid="0020452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7cb2" officeooo:paragraph-rsid="00207cb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07cb2" officeooo:paragraph-rsid="0021272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db3bd" officeooo:paragraph-rsid="00207cb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b3bd" officeooo:paragraph-rsid="0021d21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1272a" officeooo:paragraph-rsid="00240c2c" style:font-weight-asian="bold" style:font-weight-complex="bold"/>
    </style:style>
    <style:style style:name="P10" style:family="paragraph" style:parent-style-name="Standard">
      <style:text-properties fo:font-weight="normal" officeooo:rsid="001db3bd" officeooo:paragraph-rsid="001db3bd" style:font-weight-asian="normal" style:font-weight-complex="normal"/>
    </style:style>
    <style:style style:name="P11" style:family="paragraph" style:parent-style-name="Standard">
      <style:text-properties fo:font-weight="normal" officeooo:rsid="001db3bd" officeooo:paragraph-rsid="00207cb2" style:font-weight-asian="normal" style:font-weight-complex="normal"/>
    </style:style>
    <style:style style:name="P12" style:family="paragraph" style:parent-style-name="Standard">
      <style:text-properties fo:font-weight="normal" officeooo:rsid="001db3bd" officeooo:paragraph-rsid="0021272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b3bd" officeooo:paragraph-rsid="00207c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db3bd" officeooo:paragraph-rsid="0021272a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b3bd" officeooo:paragraph-rsid="0021d210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21272a" officeooo:paragraph-rsid="0021272a" style:font-weight-asian="bold" style:font-weight-complex="bold"/>
    </style:style>
    <style:style style:name="P17" style:family="paragraph" style:parent-style-name="Standard">
      <style:text-properties fo:font-weight="bold" officeooo:rsid="001db3bd" officeooo:paragraph-rsid="002607a5" style:font-weight-asian="bold" style:font-weight-complex="bold"/>
    </style:style>
    <style:style style:name="T1" style:family="text">
      <style:text-properties officeooo:rsid="001db3b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db3bd" style:font-weight-asian="normal" style:font-weight-complex="normal"/>
    </style:style>
    <style:style style:name="T6" style:family="text">
      <style:text-properties style:text-underline-style="none" fo:font-weight="normal" officeooo:rsid="0021272a" style:font-weight-asian="normal" style:font-weight-complex="normal"/>
    </style:style>
    <style:style style:name="T7" style:family="text">
      <style:text-properties style:text-underline-style="none" fo:font-weight="normal" officeooo:rsid="0021d21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FN</text:p>
      <text:p text:style-name="P17"><text:span text:style-name="T3">codCesta</text:span><text:span text:style-name="T4">,</text:span><text:span text:style-name="T2"> </text:span><text:span text:style-name="T3">codProducto</text:span><text:span text:style-name="T4">,</text:span><text:span text:style-name="T2"> <text:s/>numUnidades, precioCompra, </text:span><text:span text:style-name="T4">codRepartidor, nombreRepartidor, matriculaFurgo, codPostal, nombreZona, dni, <text:s/>nombreCliente, direccionCliente, tlfCliente, email, password, codPedido, fechaPedido, direccionEntrega, importePedido, datosPago, fechaHoraCesta, codMarca, nombreMarca, codCondiciones, tipoCondiciones, codCategorias, nombreCategoria, observaciones, codOrigenProducto, nombreOrigen, nombreProducto, dimensionesProducto, fotografiaProducto</text:span></text:p>
      <text:p text:style-name="P10"/>
      <text:p text:style-name="P10"/>
      <text:p text:style-name="P4">2FN</text:p>
      <text:p text:style-name="P2"><text:span text:style-name="T3">codCesta</text:span><text:span text:style-name="T4">,</text:span><text:span text:style-name="T2"> </text:span><text:span text:style-name="T3">codProducto</text:span><text:span text:style-name="T4">,</text:span><text:span text:style-name="T2"> <text:s/>numUnidades, precioCompra</text:span></text:p>
      <text:p text:style-name="P11"/>
      <text:p text:style-name="P5">codCesta<text:span text:style-name="T4">, </text:span><text:span text:style-name="T5">codRepartidor, nombreRepartidor, matriculaFurgo, codPostal, nombreZona, dni, <text:s/>nombreCliente, direccionCliente, tlfCliente, email, password, codPedido, fechaPedido, direccionEntrega, importePedido, datosPago, fechaHoraCesta</text:span></text:p>
      <text:p text:style-name="P13"/>
      <text:p text:style-name="P7">codProducto<text:span text:style-name="T4">, codMarca, nombreMarca, codCondiciones, tipoCondiciones, codCategorias, nombreCategoria, observaciones, codOrigenProducto, nombreOrigen, nombreProducto, dimensionesProducto, fotografiaProducto</text:span></text:p>
      <text:p text:style-name="P13"/>
      <text:p text:style-name="P16">3FN</text:p>
      <text:p text:style-name="P3"><text:span text:style-name="T3">codCesta</text:span><text:span text:style-name="T4">,</text:span><text:span text:style-name="T2"> </text:span><text:span text:style-name="T3">codProducto</text:span><text:span text:style-name="T4">,</text:span><text:span text:style-name="T2"> <text:s/>numUnidades, precioCompra</text:span></text:p>
      <text:p text:style-name="P12"/>
      <text:p text:style-name="P6">codCesta<text:span text:style-name="T4">, </text:span><text:span text:style-name="T5">fechaHoraCesta, </text:span><text:span text:style-name="T6">dni</text:span><text:span text:style-name="T5"> </text:span></text:p>
      <text:p text:style-name="P14"/>
      <text:p text:style-name="P9">codPedido<text:span text:style-name="T4">, </text:span><text:span text:style-name="T5">fechaPedido, direccionEntrega, importePedido, datosPago, </text:span><text:span text:style-name="T4">codCesta</text:span></text:p>
      <text:p text:style-name="P14"/>
      <text:p text:style-name="P6"><text:span text:style-name="T1">dni</text:span><text:span text:style-name="T5">, nombreCliente, direccionCliente, tlfCliente, email, password, codPostal</text:span></text:p>
      <text:p text:style-name="P14"/>
      <text:p text:style-name="P6"><text:span text:style-name="T1">codPostal</text:span><text:span text:style-name="T5">, nombreZona </text:span></text:p>
      <text:p text:style-name="P14"/>
      <text:p text:style-name="P6"><text:span text:style-name="T1">codRepartidor</text:span><text:span text:style-name="T5">, nombreRepartidor, matriculaFurgo, codPostal</text:span></text:p>
      <text:p text:style-name="P14"/>
      <text:p text:style-name="P8">codProducto<text:span text:style-name="T4">, nombreProducto, dimensionesProducto, fotografiaProducto, codMarca, codCategorias, codOrigenProducto</text:span></text:p>
      <text:p text:style-name="P15"/>
      <text:p text:style-name="P8">codOrigenProducto<text:span text:style-name="T4">, nombreOrigen</text:span></text:p>
      <text:p text:style-name="P14"/>
      <text:p text:style-name="P8">codMarca<text:span text:style-name="T4">, nombreMarca</text:span></text:p>
      <text:p text:style-name="P15"/>
      <text:p text:style-name="P8">codCondiciones<text:span text:style-name="T4">, tipoCondiciones</text:span></text:p>
      <text:p text:style-name="P15"/>
      <text:p text:style-name="P8">codCategorias<text:span text:style-name="T4">, nombreCategoria, observaciones, </text:span><text:span text:style-name="T7">codCondiciones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8:51:15.916000000</meta:creation-date>
    <meta:generator>LibreOffice/6.2.4.2$Windows_X86_64 LibreOffice_project/2412653d852ce75f65fbfa83fb7e7b669a126d64</meta:generator>
    <dc:date>2020-02-11T09:59:02.187000000</dc:date>
    <meta:editing-duration>PT22M3S</meta:editing-duration>
    <meta:editing-cycles>7</meta:editing-cycles>
    <meta:document-statistic meta:table-count="0" meta:image-count="0" meta:object-count="0" meta:page-count="1" meta:paragraph-count="18" meta:word-count="114" meta:character-count="1527" meta:non-whitespace-character-count="1424"/>
  </office:meta>
</office:document-meta>
</file>